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64pt"/>
    </style:style>
    <style:style style:name="co3" style:family="table-column">
      <style:table-column-properties fo:break-before="auto" style:column-width="128.41pt"/>
    </style:style>
    <style:style style:name="co4" style:family="table-column">
      <style:table-column-properties fo:break-before="auto" style:column-width="92.21pt"/>
    </style:style>
    <style:style style:name="co5" style:family="table-column">
      <style:table-column-properties fo:break-before="auto" style:column-width="109.56pt"/>
    </style:style>
    <style:style style:name="co6" style:family="table-column">
      <style:table-column-properties fo:break-before="auto" style:column-width="103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fe7f5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mstUser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calcext:value-type="string" table:number-columns-spanned="3" table:number-rows-spanned="1">
            <text:p>mstUser</text:p>
          </table:table-cell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calcext:value-type="string" table:number-columns-spanned="3" table:number-rows-spanned="1">
            <text:p>User Master Table</text:p>
          </table:table-cell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rimaryKey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r I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User Nam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-Mai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asswor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Int(1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uthorit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st_login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Last Login Time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ogin_hash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Login Hash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file_field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ofile informat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ltflg</text:p>
          </table:table-cell>
          <table:table-cell office:value-type="string" calcext:value-type="string">
            <text:p>Int(1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ete flag</text:p>
          </table:table-cell>
          <table:table-cell/>
        </table:table-row>
      </table:table>
      <table:table table:name="trnPos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6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calcext:value-type="string" table:number-columns-spanned="3" table:number-rows-spanned="1">
            <text:p>trnPost</text:p>
          </table:table-cell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calcext:value-type="string" table:number-columns-spanned="3" table:number-rows-spanned="1">
            <text:p>Transaction Post Table</text:p>
          </table:table-cell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rimaryKey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st I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bigint(20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D or user who posted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st_title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ost Titl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_mess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ost Messag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Update d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4:44:39.4153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0:57:31.899931000</meta:creation-date>
    <dc:date>2017-01-27T14:49:31.551785000</dc:date>
    <meta:editing-duration>PT11H11M1S</meta:editing-duration>
    <meta:editing-cycles>23</meta:editing-cycles>
    <meta:generator>LibreOffice/5.1.6.2$MacOSX_X86_64 LibreOffice_project/07ac168c60a517dba0f0d7bc7540f5afa45f0909</meta:generator>
    <meta:document-statistic meta:table-count="2" meta:cell-count="111" meta:object-count="0"/>
  </office:meta>
</office:document-meta>
</file>